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date" office:date-value="2016-07-11" calcext:value-type="date">
            <text:p>11.07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Writing of the documentation related to the last week's implementa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3" calcext:value-type="date" table:number-columns-spanned="1" table:number-rows-spanned="2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/>
          <table:table-cell table:style-name="ce22"/>
          <table:table-cell table:style-name="ce28" table:number-columns-repeated="1020"/>
        </table:table-row>
        <table:table-row table:style-name="ro1" table:number-rows-repeated="71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.00.0000</text:date>, <text:time style:data-style-name="N2" text:time-value="10:53:44.811880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13T11:44:54.631671932</dc:date>
    <dc:creator>Miguel </dc:creator>
    <meta:editing-duration>P9DT2H53M39S</meta:editing-duration>
    <meta:editing-cycles>143</meta:editing-cycles>
    <meta:generator>LibreOffice/4.4.3.2$Linux_X86_64 LibreOffice_project/40m0$Build-2</meta:generator>
    <meta:document-statistic meta:table-count="1" meta:cell-count="249" meta:object-count="0"/>
  </office:meta>
</office:document-meta>
</file>